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DC000002C96FF0FA6352E90E3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09aa5"/>
    </style:style>
    <style:style style:name="P2" style:family="paragraph" style:parent-style-name="Standard">
      <style:text-properties style:text-line-through-style="none" style:text-line-through-type="none" style:font-name="DejaVu Sans Condensed" fo:font-size="12pt" fo:font-weight="bold" officeooo:rsid="00148c7a" officeooo:paragraph-rsid="00109aa5" style:font-size-asian="12pt" style:font-weight-asian="bold" style:font-size-complex="12pt" style:font-weight-complex="bold"/>
    </style:style>
    <style:style style:name="P3" style:family="paragraph" style:parent-style-name="Standard">
      <style:text-properties style:text-line-through-style="none" style:text-line-through-type="none" style:font-name="DejaVu Sans Condensed" fo:font-size="12pt" fo:font-weight="bold" officeooo:paragraph-rsid="00109aa5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text-line-through-style="none" style:text-line-through-type="none" style:font-name="DejaVu Sans Condensed" fo:font-size="12pt" fo:font-weight="normal" officeooo:rsid="0018178b" officeooo:paragraph-rsid="00128841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18178b" officeooo:paragraph-rsid="00128841" style:font-size-asian="12pt" style:font-weight-asian="normal" style:font-size-complex="12pt" style:font-weight-complex="normal"/>
    </style:style>
    <style:style style:name="P6" style:family="paragraph" style:parent-style-name="Standard">
      <style:text-properties style:text-line-through-style="none" style:text-line-through-type="none" style:font-name="DejaVu Sans Condensed" fo:font-size="12pt" officeooo:paragraph-rsid="00109aa5" style:font-size-asian="12pt" style:font-size-complex="12pt"/>
    </style:style>
    <style:style style:name="P7" style:family="paragraph" style:parent-style-name="Standard">
      <style:text-properties style:text-line-through-style="none" style:text-line-through-type="none" style:font-name="DejaVu Sans Condensed" fo:font-size="12pt" officeooo:rsid="000df8c5" officeooo:paragraph-rsid="00109aa5" style:font-size-asian="12pt" style:font-size-complex="12pt"/>
    </style:style>
    <style:style style:name="P8" style:family="paragraph" style:parent-style-name="Standard">
      <style:text-properties style:text-line-through-style="none" style:text-line-through-type="none" style:font-name="DejaVu Sans Condensed" fo:font-size="12pt" fo:font-style="italic" fo:font-weight="normal" officeooo:rsid="00422483" officeooo:paragraph-rsid="00422483" style:font-size-asian="12pt" style:font-style-asian="italic" style:font-weight-asian="normal" style:font-size-complex="12pt" style:font-style-complex="italic" style:font-weight-complex="normal"/>
    </style:style>
    <style:style style:name="P9" style:family="paragraph" style:parent-style-name="Standard">
      <style:paragraph-properties fo:text-align="start" style:justify-single-word="false"/>
      <style:text-properties officeooo:paragraph-rsid="00109aa5"/>
    </style:style>
    <style:style style:name="P10" style:family="paragraph" style:parent-style-name="Standard" style:list-style-name="L1">
      <style:text-properties officeooo:paragraph-rsid="003b9d66"/>
    </style:style>
    <style:style style:name="P11" style:family="paragraph" style:parent-style-name="Standard" style:list-style-name="L1">
      <style:text-properties officeooo:paragraph-rsid="0021810a"/>
    </style:style>
    <style:style style:name="P12" style:family="paragraph" style:parent-style-name="Standard" style:list-style-name="L1">
      <style:text-properties style:text-line-through-style="none" style:text-line-through-type="none" style:font-name="DejaVu Sans Condensed" fo:font-size="12pt" fo:font-style="normal" officeooo:rsid="002889c6" officeooo:paragraph-rsid="002889c6" style:font-size-asian="12pt" style:font-style-asian="normal" style:font-size-complex="12pt" style:font-style-complex="normal"/>
    </style:style>
    <style:style style:name="P13" style:family="paragraph" style:parent-style-name="Standard" style:list-style-name="L11">
      <style:text-properties style:text-line-through-style="none" style:text-line-through-type="none" style:font-name="DejaVu Sans Condensed" fo:font-size="12pt" fo:font-style="normal" fo:font-weight="normal" officeooo:rsid="00422483" officeooo:paragraph-rsid="00422483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 style:list-style-name="L3">
      <style:text-properties style:text-line-through-style="none" style:text-line-through-type="none" style:font-name="DejaVu Sans Condensed" fo:font-size="12pt" officeooo:rsid="0018178b" officeooo:paragraph-rsid="00109aa5" style:font-size-asian="12pt" style:font-size-complex="12pt"/>
    </style:style>
    <style:style style:name="P15" style:family="paragraph" style:parent-style-name="Standard" style:list-style-name="L3">
      <style:text-properties style:text-line-through-style="none" style:text-line-through-type="none" style:font-name="DejaVu Sans Condensed" fo:font-size="12pt" officeooo:rsid="0018178b" officeooo:paragraph-rsid="00390a19" style:font-size-asian="12pt" style:font-size-complex="12pt"/>
    </style:style>
    <style:style style:name="P16" style:family="paragraph" style:parent-style-name="Standard" style:list-style-name="L8">
      <style:text-properties style:text-line-through-style="none" style:text-line-through-type="none" style:font-name="DejaVu Sans Condensed" fo:font-size="12pt" officeooo:rsid="0018178b" officeooo:paragraph-rsid="00109aa5" style:font-size-asian="12pt" style:font-size-complex="12pt"/>
    </style:style>
    <style:style style:name="P17" style:family="paragraph" style:parent-style-name="Standard" style:list-style-name="L3">
      <style:text-properties style:text-line-through-style="none" style:text-line-through-type="none" style:font-name="DejaVu Sans Condensed" fo:font-size="12pt" officeooo:rsid="00235271" officeooo:paragraph-rsid="00235271" style:font-size-asian="12pt" style:font-size-complex="12pt"/>
    </style:style>
    <style:style style:name="P18" style:family="paragraph" style:parent-style-name="Standard" style:list-style-name="L3">
      <style:text-properties style:text-line-through-style="none" style:text-line-through-type="none" style:font-name="DejaVu Sans Condensed" fo:font-size="12pt" officeooo:rsid="002db015" officeooo:paragraph-rsid="002db015" style:font-size-asian="12pt" style:font-size-complex="12pt"/>
    </style:style>
    <style:style style:name="P19" style:family="paragraph" style:parent-style-name="Standard" style:list-style-name="L4">
      <style:text-properties style:text-line-through-style="none" style:text-line-through-type="none" style:font-name="DejaVu Sans Condensed" fo:font-size="12pt" officeooo:rsid="00148c7a" officeooo:paragraph-rsid="00109aa5" style:font-size-asian="12pt" style:font-size-complex="12pt"/>
    </style:style>
    <style:style style:name="P20" style:family="paragraph" style:parent-style-name="Standard" style:list-style-name="L9">
      <style:text-properties style:text-line-through-style="none" style:text-line-through-type="none" style:font-name="DejaVu Sans Condensed" fo:font-size="12pt" officeooo:rsid="00148c7a" officeooo:paragraph-rsid="00109aa5" style:font-size-asian="12pt" style:font-size-complex="12pt"/>
    </style:style>
    <style:style style:name="P21" style:family="paragraph" style:parent-style-name="Standard" style:list-style-name="L12">
      <style:text-properties style:text-line-through-style="none" style:text-line-through-type="none" style:font-name="DejaVu Sans Condensed" fo:font-size="12pt" officeooo:rsid="00148c7a" officeooo:paragraph-rsid="00109aa5" style:font-size-asian="12pt" style:font-size-complex="12pt"/>
    </style:style>
    <style:style style:name="P22" style:family="paragraph" style:parent-style-name="Standard" style:list-style-name="L9">
      <style:text-properties style:text-line-through-style="none" style:text-line-through-type="none" style:font-name="DejaVu Sans Condensed" fo:font-size="12pt" officeooo:rsid="00422483" officeooo:paragraph-rsid="00422483" style:font-size-asian="12pt" style:font-size-complex="12pt"/>
    </style:style>
    <style:style style:name="P23" style:family="paragraph" style:parent-style-name="Standard" style:list-style-name="L10">
      <style:text-properties style:text-line-through-style="none" style:text-line-through-type="none" style:font-name="DejaVu Sans Condensed" fo:font-size="12pt" officeooo:rsid="002a3d2c" officeooo:paragraph-rsid="002c0f0a" style:font-size-asian="12pt" style:font-size-complex="12pt"/>
    </style:style>
    <style:style style:name="P24" style:family="paragraph" style:parent-style-name="Standard" style:list-style-name="L13">
      <style:text-properties style:text-line-through-style="none" style:text-line-through-type="none" style:font-name="DejaVu Sans Condensed" fo:font-size="12pt" officeooo:rsid="002a3d2c" officeooo:paragraph-rsid="002a3d2c" style:font-size-asian="12pt" style:font-size-complex="12pt"/>
    </style:style>
    <style:style style:name="P25" style:family="paragraph" style:parent-style-name="Standard" style:list-style-name="L10">
      <style:text-properties style:text-line-through-style="none" style:text-line-through-type="none" style:font-name="DejaVu Sans Condensed" fo:font-size="12pt" fo:font-weight="normal" officeooo:rsid="002c0f0a" officeooo:paragraph-rsid="0030ecf7" style:font-size-asian="12pt" style:font-weight-asian="normal" style:font-size-complex="12pt" style:font-weight-complex="normal"/>
    </style:style>
    <style:style style:name="P26" style:family="paragraph" style:parent-style-name="Standard" style:list-style-name="L2">
      <style:text-properties style:text-line-through-style="none" style:text-line-through-type="none" officeooo:paragraph-rsid="00109aa5"/>
    </style:style>
    <style:style style:name="P27" style:family="paragraph" style:parent-style-name="Standard" style:list-style-name="L15">
      <style:text-properties style:text-line-through-style="none" style:text-line-through-type="none" officeooo:paragraph-rsid="00109aa5"/>
    </style:style>
    <style:style style:name="P28" style:family="paragraph" style:parent-style-name="Standard" style:list-style-name="L5">
      <style:text-properties officeooo:paragraph-rsid="0051674d"/>
    </style:style>
    <style:style style:name="P29" style:family="paragraph" style:parent-style-name="Standard" style:list-style-name="L6">
      <style:text-properties officeooo:paragraph-rsid="00109aa5"/>
    </style:style>
    <style:style style:name="P30" style:family="paragraph" style:parent-style-name="Standard" style:list-style-name="L7">
      <style:text-properties style:text-line-through-style="solid" style:text-line-through-type="single" style:font-name="DejaVu Sans Condensed" fo:font-size="12pt" officeooo:rsid="00148c7a" officeooo:paragraph-rsid="00109aa5" style:font-size-asian="12pt" style:font-size-complex="12pt"/>
    </style:style>
    <style:style style:name="P31" style:family="paragraph" style:parent-style-name="Standard" style:list-style-name="L10">
      <style:text-properties officeooo:paragraph-rsid="00109aa5"/>
    </style:style>
    <style:style style:name="P32" style:family="paragraph" style:parent-style-name="Standard" style:list-style-name="L10">
      <style:text-properties officeooo:paragraph-rsid="002c0f0a"/>
    </style:style>
    <style:style style:name="P33" style:family="paragraph" style:parent-style-name="Standard" style:list-style-name="L11">
      <style:text-properties officeooo:paragraph-rsid="00422483"/>
    </style:style>
    <style:style style:name="P34" style:family="paragraph" style:parent-style-name="Standard" style:list-style-name="L13">
      <style:text-properties officeooo:paragraph-rsid="00109aa5"/>
    </style:style>
    <style:style style:name="P35" style:family="paragraph" style:parent-style-name="Standard" style:list-style-name="L14">
      <style:text-properties officeooo:paragraph-rsid="004b2a7d"/>
    </style:style>
    <style:style style:name="P36" style:family="paragraph" style:parent-style-name="Standard" style:list-style-name="L15">
      <style:text-properties officeooo:paragraph-rsid="00109aa5"/>
    </style:style>
    <style:style style:name="T1" style:family="text">
      <style:text-properties officeooo:rsid="0018178b"/>
    </style:style>
    <style:style style:name="T2" style:family="text">
      <style:text-properties officeooo:rsid="0011ae79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8178b" style:font-weight-asian="bold" style:font-weight-complex="bold"/>
    </style:style>
    <style:style style:name="T5" style:family="text">
      <style:text-properties fo:font-weight="bold" officeooo:rsid="00148c7a" style:font-weight-asian="bold" style:font-weight-complex="bold"/>
    </style:style>
    <style:style style:name="T6" style:family="text">
      <style:text-properties fo:font-weight="bold" officeooo:rsid="0011ae79" style:font-weight-asian="bold" style:font-weight-complex="bold"/>
    </style:style>
    <style:style style:name="T7" style:family="text">
      <style:text-properties fo:font-weight="bold" officeooo:rsid="001e18cf" style:font-weight-asian="bold" style:font-weight-complex="bold"/>
    </style:style>
    <style:style style:name="T8" style:family="text">
      <style:text-properties officeooo:rsid="00148c7a"/>
    </style:style>
    <style:style style:name="T9" style:family="text">
      <style:text-properties officeooo:rsid="001c4280"/>
    </style:style>
    <style:style style:name="T10" style:family="text">
      <style:text-properties officeooo:rsid="001e18cf"/>
    </style:style>
    <style:style style:name="T11" style:family="text">
      <style:text-properties style:font-name="DejaVu Sans Condensed" fo:font-size="12pt" officeooo:rsid="001e18cf" style:font-size-asian="12pt" style:font-size-complex="12pt"/>
    </style:style>
    <style:style style:name="T12" style:family="text">
      <style:text-properties style:font-name="DejaVu Sans Condensed" fo:font-size="12pt" officeooo:rsid="00148c7a" style:font-size-asian="12pt" style:font-size-complex="12pt"/>
    </style:style>
    <style:style style:name="T13" style:family="text">
      <style:text-properties style:text-line-through-style="none" style:text-line-through-type="none" style:font-name="DejaVu Sans Condensed" fo:font-size="12pt" fo:font-weight="bold" officeooo:rsid="0018178b" style:font-size-asian="12pt" style:font-weight-asian="bold" style:font-size-complex="12pt" style:font-weight-complex="bold"/>
    </style:style>
    <style:style style:name="T14" style:family="text">
      <style:text-properties style:text-line-through-style="none" style:text-line-through-type="none" style:font-name="DejaVu Sans Condensed" fo:font-size="12pt" fo:font-weight="bold" officeooo:rsid="00148c7a" style:font-size-asian="12pt" style:font-weight-asian="bold" style:font-size-complex="12pt" style:font-weight-complex="bold"/>
    </style:style>
    <style:style style:name="T15" style:family="text">
      <style:text-properties style:text-line-through-style="none" style:text-line-through-type="none" style:font-name="DejaVu Sans Condensed" fo:font-size="12pt" fo:font-weight="bold" officeooo:rsid="001e18cf" style:font-size-asian="12pt" style:font-weight-asian="bold" style:font-size-complex="12pt" style:font-weight-complex="bold"/>
    </style:style>
    <style:style style:name="T16" style:family="text">
      <style:text-properties style:text-line-through-style="none" style:text-line-through-type="none" style:font-name="DejaVu Sans Condensed" fo:font-size="12pt" fo:font-weight="bold" officeooo:rsid="002889c6" style:font-size-asian="12pt" style:font-weight-asian="bold" style:font-size-complex="12pt" style:font-weight-complex="bold"/>
    </style:style>
    <style:style style:name="T17" style:family="text">
      <style:text-properties style:text-line-through-style="none" style:text-line-through-type="none" style:font-name="DejaVu Sans Condensed" fo:font-size="12pt" fo:font-weight="bold" officeooo:rsid="002a3d2c" style:font-size-asian="12pt" style:font-weight-asian="bold" style:font-size-complex="12pt" style:font-weight-complex="bold"/>
    </style:style>
    <style:style style:name="T18" style:family="text">
      <style:text-properties style:text-line-through-style="none" style:text-line-through-type="none" style:font-name="DejaVu Sans Condensed" fo:font-size="12pt" fo:font-weight="bold" officeooo:rsid="002c0f0a" style:font-size-asian="12pt" style:font-weight-asian="bold" style:font-size-complex="12pt" style:font-weight-complex="bold"/>
    </style:style>
    <style:style style:name="T19" style:family="text">
      <style:text-properties style:text-line-through-style="none" style:text-line-through-type="none" style:font-name="DejaVu Sans Condensed" fo:font-size="12pt" fo:font-weight="bold" officeooo:rsid="002ef299" style:font-size-asian="12pt" style:font-weight-asian="bold" style:font-size-complex="12pt" style:font-weight-complex="bold"/>
    </style:style>
    <style:style style:name="T20" style:family="text">
      <style:text-properties style:text-line-through-style="none" style:text-line-through-type="none" style:font-name="DejaVu Sans Condensed" fo:font-size="12pt" fo:font-weight="bold" officeooo:rsid="001ead95" style:font-size-asian="12pt" style:font-weight-asian="bold" style:font-size-complex="12pt" style:font-weight-complex="bold"/>
    </style:style>
    <style:style style:name="T21" style:family="text">
      <style:text-properties style:text-line-through-style="none" style:text-line-through-type="none" style:font-name="DejaVu Sans Condensed" fo:font-size="12pt" fo:font-weight="bold" officeooo:rsid="0019c0cd" style:font-size-asian="12pt" style:font-weight-asian="bold" style:font-size-complex="12pt" style:font-weight-complex="bold"/>
    </style:style>
    <style:style style:name="T22" style:family="text">
      <style:text-properties style:text-line-through-style="none" style:text-line-through-type="none" style:font-name="DejaVu Sans Condensed" fo:font-size="12pt" fo:font-weight="bold" officeooo:rsid="003344fc" style:font-size-asian="12pt" style:font-weight-asian="bold" style:font-size-complex="12pt" style:font-weight-complex="bold"/>
    </style:style>
    <style:style style:name="T23" style:family="text">
      <style:text-properties style:text-line-through-style="none" style:text-line-through-type="none" style:font-name="DejaVu Sans Condensed" fo:font-size="12pt" fo:font-weight="bold" officeooo:rsid="0036ce6d" style:font-size-asian="12pt" style:font-weight-asian="bold" style:font-size-complex="12pt" style:font-weight-complex="bold"/>
    </style:style>
    <style:style style:name="T24" style:family="text">
      <style:text-properties style:text-line-through-style="none" style:text-line-through-type="none" style:font-name="DejaVu Sans Condensed" fo:font-size="12pt" fo:font-weight="bold" officeooo:rsid="00373d04" style:font-size-asian="12pt" style:font-weight-asian="bold" style:font-size-complex="12pt" style:font-weight-complex="bold"/>
    </style:style>
    <style:style style:name="T25" style:family="text">
      <style:text-properties style:text-line-through-style="none" style:text-line-through-type="none" style:font-name="DejaVu Sans Condensed" fo:font-size="12pt" fo:font-weight="bold" officeooo:rsid="0044c0b3" style:font-size-asian="12pt" style:font-weight-asian="bold" style:font-size-complex="12pt" style:font-weight-complex="bold"/>
    </style:style>
    <style:style style:name="T26" style:family="text">
      <style:text-properties style:text-line-through-style="none" style:text-line-through-type="none" style:font-name="DejaVu Sans Condensed" fo:font-size="12pt" fo:font-weight="bold" officeooo:rsid="0049b06b" style:font-size-asian="12pt" style:font-weight-asian="bold" style:font-size-complex="12pt" style:font-weight-complex="bold"/>
    </style:style>
    <style:style style:name="T27" style:family="text">
      <style:text-properties style:text-line-through-style="none" style:text-line-through-type="none" style:font-name="DejaVu Sans Condensed" fo:font-size="12pt" fo:font-weight="bold" officeooo:rsid="004cebeb" style:font-size-asian="12pt" style:font-weight-asian="bold" style:font-size-complex="12pt" style:font-weight-complex="bold"/>
    </style:style>
    <style:style style:name="T28" style:family="text">
      <style:text-properties style:text-line-through-style="none" style:text-line-through-type="none" style:font-name="DejaVu Sans Condensed" fo:font-size="12pt" fo:font-style="normal" officeooo:rsid="0021810a" style:font-size-asian="12pt" style:font-style-asian="normal" style:font-size-complex="12pt" style:font-style-complex="normal"/>
    </style:style>
    <style:style style:name="T29" style:family="text">
      <style:text-properties style:text-line-through-style="none" style:text-line-through-type="none" style:font-name="DejaVu Sans Condensed" fo:font-size="12pt" fo:font-style="normal" officeooo:rsid="002889c6" style:font-size-asian="12pt" style:font-style-asian="normal" style:font-size-complex="12pt" style:font-style-complex="normal"/>
    </style:style>
    <style:style style:name="T30" style:family="text">
      <style:text-properties style:text-line-through-style="none" style:text-line-through-type="none" style:font-name="DejaVu Sans Condensed" fo:font-size="12pt" fo:font-style="normal" officeooo:rsid="003b9d66" style:font-size-asian="12pt" style:font-style-asian="normal" style:font-size-complex="12pt" style:font-style-complex="normal"/>
    </style:style>
    <style:style style:name="T31" style:family="text">
      <style:text-properties style:text-line-through-style="none" style:text-line-through-type="none" style:font-name="DejaVu Sans Condensed" fo:font-size="12pt" fo:font-style="normal" officeooo:rsid="00320756" style:font-size-asian="12pt" style:font-style-asian="normal" style:font-size-complex="12pt" style:font-style-complex="normal"/>
    </style:style>
    <style:style style:name="T32" style:family="text">
      <style:text-properties style:text-line-through-style="none" style:text-line-through-type="none" style:font-name="DejaVu Sans Condensed" fo:font-size="12pt" fo:font-style="normal" fo:font-weight="bold" officeooo:rsid="00320756" style:font-size-asian="12pt" style:font-style-asian="normal" style:font-weight-asian="bold" style:font-size-complex="12pt" style:font-style-complex="normal" style:font-weight-complex="bold"/>
    </style:style>
    <style:style style:name="T33" style:family="text">
      <style:text-properties style:text-line-through-style="none" style:text-line-through-type="none" style:font-name="DejaVu Sans Condensed" fo:font-size="12pt" fo:font-style="normal" fo:font-weight="normal" officeooo:rsid="00320756" style:font-size-asian="12pt" style:font-style-asian="normal" style:font-weight-asian="normal" style:font-size-complex="12pt" style:font-style-complex="normal" style:font-weight-complex="normal"/>
    </style:style>
    <style:style style:name="T34" style:family="text">
      <style:text-properties style:text-line-through-style="none" style:text-line-through-type="none" style:font-name="DejaVu Sans Condensed" fo:font-size="12pt" fo:font-style="normal" fo:font-weight="normal" officeooo:rsid="003494a5" style:font-size-asian="12pt" style:font-style-asian="normal" style:font-weight-asian="normal" style:font-size-complex="12pt" style:font-style-complex="normal" style:font-weight-complex="normal"/>
    </style:style>
    <style:style style:name="T35" style:family="text">
      <style:text-properties style:text-line-through-style="none" style:text-line-through-type="none" style:font-name="DejaVu Sans Condensed" fo:font-size="12pt" fo:font-style="normal" fo:font-weight="normal" officeooo:rsid="003b9d66" style:font-size-asian="12pt" style:font-style-asian="normal" style:font-weight-asian="normal" style:font-size-complex="12pt" style:font-style-complex="normal" style:font-weight-complex="normal"/>
    </style:style>
    <style:style style:name="T36" style:family="text">
      <style:text-properties style:text-line-through-style="none" style:text-line-through-type="none" style:font-name="DejaVu Sans Condensed" fo:font-size="12pt" fo:font-style="normal" fo:font-weight="normal" officeooo:rsid="003e102b" style:font-size-asian="12pt" style:font-style-asian="normal" style:font-weight-asian="normal" style:font-size-complex="12pt" style:font-style-complex="normal" style:font-weight-complex="normal"/>
    </style:style>
    <style:style style:name="T37" style:family="text">
      <style:text-properties style:text-line-through-style="none" style:text-line-through-type="none" style:font-name="DejaVu Sans Condensed" fo:font-size="12pt" fo:font-style="normal" fo:font-weight="normal" officeooo:rsid="003ff6a1" style:font-size-asian="12pt" style:font-style-asian="normal" style:font-weight-asian="normal" style:font-size-complex="12pt" style:font-style-complex="normal" style:font-weight-complex="normal"/>
    </style:style>
    <style:style style:name="T38" style:family="text">
      <style:text-properties style:text-line-through-style="none" style:text-line-through-type="none" style:font-name="DejaVu Sans Condensed" fo:font-size="12pt" fo:font-style="normal" fo:font-weight="normal" officeooo:rsid="00422483" style:font-size-asian="12pt" style:font-style-asian="normal" style:font-weight-asian="normal" style:font-size-complex="12pt" style:font-style-complex="normal" style:font-weight-complex="normal"/>
    </style:style>
    <style:style style:name="T39" style:family="text">
      <style:text-properties style:text-line-through-style="none" style:text-line-through-type="none" style:font-name="DejaVu Sans Condensed" fo:font-size="12pt" fo:font-style="normal" fo:font-weight="normal" officeooo:rsid="00469b5a" style:font-size-asian="12pt" style:font-style-asian="normal" style:font-weight-asian="normal" style:font-size-complex="12pt" style:font-style-complex="normal" style:font-weight-complex="normal"/>
    </style:style>
    <style:style style:name="T40" style:family="text">
      <style:text-properties style:text-line-through-style="none" style:text-line-through-type="none" style:font-name="DejaVu Sans Condensed" fo:font-size="12pt" fo:font-style="normal" fo:font-weight="normal" officeooo:rsid="0047cbcc" style:font-size-asian="12pt" style:font-style-asian="normal" style:font-weight-asian="normal" style:font-size-complex="12pt" style:font-style-complex="normal" style:font-weight-complex="normal"/>
    </style:style>
    <style:style style:name="T41" style:family="text">
      <style:text-properties style:text-line-through-style="none" style:text-line-through-type="none" style:font-name="DejaVu Sans Condensed" fo:font-size="12pt" officeooo:rsid="0018178b" style:font-size-asian="12pt" style:font-size-complex="12pt"/>
    </style:style>
    <style:style style:name="T42" style:family="text">
      <style:text-properties style:text-line-through-style="none" style:text-line-through-type="none" style:font-name="DejaVu Sans Condensed" fo:font-size="12pt" officeooo:rsid="002a3d2c" style:font-size-asian="12pt" style:font-size-complex="12pt"/>
    </style:style>
    <style:style style:name="T43" style:family="text">
      <style:text-properties style:text-line-through-style="none" style:text-line-through-type="none" style:font-name="DejaVu Sans Condensed" fo:font-size="12pt" officeooo:rsid="00148c7a" style:font-size-asian="12pt" style:font-size-complex="12pt"/>
    </style:style>
    <style:style style:name="T44" style:family="text">
      <style:text-properties style:text-line-through-style="none" style:text-line-through-type="none" style:font-name="DejaVu Sans Condensed" fo:font-size="12pt" officeooo:rsid="002c0f0a" style:font-size-asian="12pt" style:font-size-complex="12pt"/>
    </style:style>
    <style:style style:name="T45" style:family="text">
      <style:text-properties style:text-line-through-style="none" style:text-line-through-type="none" style:font-name="DejaVu Sans Condensed" fo:font-size="12pt" officeooo:rsid="0030ecf7" style:font-size-asian="12pt" style:font-size-complex="12pt"/>
    </style:style>
    <style:style style:name="T46" style:family="text">
      <style:text-properties style:text-line-through-style="none" style:text-line-through-type="none" style:font-name="DejaVu Sans Condensed" fo:font-size="12pt" officeooo:rsid="004b2a7d" style:font-size-asian="12pt" style:font-size-complex="12pt"/>
    </style:style>
    <style:style style:name="T47" style:family="text">
      <style:text-properties style:text-line-through-style="none" style:text-line-through-type="none" style:font-name="DejaVu Sans Condensed" fo:font-size="12pt" officeooo:rsid="004dfaad" style:font-size-asian="12pt" style:font-size-complex="12pt"/>
    </style:style>
    <style:style style:name="T48" style:family="text">
      <style:text-properties style:text-line-through-style="none" style:text-line-through-type="none" style:font-name="DejaVu Sans Condensed" fo:font-size="12pt" officeooo:rsid="004fe4ed" style:font-size-asian="12pt" style:font-size-complex="12pt"/>
    </style:style>
    <style:style style:name="T49" style:family="text">
      <style:text-properties style:text-line-through-style="none" style:text-line-through-type="none" style:font-name="DejaVu Sans Condensed" fo:font-size="12pt" officeooo:rsid="0051674d" style:font-size-asian="12pt" style:font-size-complex="12pt"/>
    </style:style>
    <style:style style:name="T50" style:family="text">
      <style:text-properties style:text-line-through-style="none" style:text-line-through-type="none" style:font-name="DejaVu Sans Condensed" fo:font-size="12pt" officeooo:rsid="0052936a" style:font-size-asian="12pt" style:font-size-complex="12pt"/>
    </style:style>
    <style:style style:name="T51" style:family="text">
      <style:text-properties style:text-line-through-style="none" style:text-line-through-type="none" style:font-name="DejaVu Sans Condensed" fo:font-size="12pt" fo:font-weight="normal" officeooo:rsid="0029b5a0" style:font-size-asian="12pt" style:font-weight-asian="normal" style:font-size-complex="12pt" style:font-weight-complex="normal"/>
    </style:style>
    <style:style style:name="T52" style:family="text">
      <style:text-properties style:text-line-through-style="none" style:text-line-through-type="none" style:font-name="DejaVu Sans Condensed" fo:font-size="12pt" fo:font-weight="normal" officeooo:rsid="002c0f0a" style:font-size-asian="12pt" style:font-weight-asian="normal" style:font-size-complex="12pt" style:font-weight-complex="normal"/>
    </style:style>
    <style:style style:name="T53" style:family="text">
      <style:text-properties officeooo:rsid="002c0f0a"/>
    </style:style>
    <style:style style:name="T54" style:family="text">
      <style:text-properties fo:font-weight="normal" officeooo:rsid="0029b5a0" style:font-weight-asian="normal" style:font-weight-complex="normal"/>
    </style:style>
    <style:style style:name="T55" style:family="text">
      <style:text-properties fo:font-weight="normal" officeooo:rsid="002c0f0a" style:font-weight-asian="normal" style:font-weight-complex="normal"/>
    </style:style>
    <style:style style:name="T56" style:family="text">
      <style:text-properties officeooo:rsid="002db015"/>
    </style:style>
    <style:style style:name="T57" style:family="text">
      <style:text-properties officeooo:rsid="0030f454"/>
    </style:style>
    <style:style style:name="T58" style:family="text">
      <style:text-properties officeooo:rsid="0031673a"/>
    </style:style>
    <style:style style:name="T59" style:family="text">
      <style:text-properties officeooo:rsid="00390a19"/>
    </style:style>
    <style:style style:name="T60" style:family="text">
      <style:text-properties officeooo:rsid="003b9d66"/>
    </style:style>
    <style:style style:name="T61" style:family="text">
      <style:text-properties officeooo:rsid="00419ea8"/>
    </style:style>
    <style:style style:name="T62" style:family="text">
      <style:text-properties officeooo:rsid="00422483"/>
    </style:style>
    <style:style style:name="T63" style:family="text">
      <style:text-properties officeooo:rsid="0051674d"/>
    </style:style>
    <style:style style:name="T64" style:family="text">
      <style:text-properties officeooo:rsid="0052936a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5.4236in" svg:height="5.2846in" draw:z-index="0">
        <draw:image xlink:href="Pictures/10000000000002DC000002C96FF0FA6352E90E37.png" xlink:type="simple" xlink:show="embed" xlink:actuate="onLoad" draw:mime-type="image/png"/>
      </draw:frame>
      <text:p text:style-name="P9"><text:span text:style-name="T24">1</text:span><text:span text:style-name="T27">0</text:span><text:span text:style-name="T24">2</text:span><text:span text:style-name="T20"> - </text:span><text:span text:style-name="T23">Controls -</text:span><text:span text:style-name="T20"> </text:span><text:span text:style-name="T22">P</text:span><text:span text:style-name="T23">ilot</text:span><text:span text:style-name="T26"> - </text:span><text:span text:style-name="T14">Throttle </text:span><text:span text:style-name="T21">Grip</text:span></text:p>
      <text:p text:style-name="P5">U=Up, D=Down, F=Forward, B=Backward, L=Left, R=Right, P=Press, S-*=Shift-<text:span text:style-name="T9">*</text:span>, L-*=Long-<text:span text:style-name="T9">*</text:span></text:p>
      <text:p text:style-name="P4"/>
      <text:p text:style-name="P1"><text:span text:style-name="T13">Top</text:span><text:span text:style-name="T14"> </text:span><text:span text:style-name="T15">H</text:span><text:span text:style-name="T14">at -- </text:span><text:span text:style-name="T16">Wing Sweep </text:span><text:span text:style-name="T19">switch</text:span></text:p>
      <text:list xml:id="list903473880" text:style-name="L1">
        <text:list-item>
          <text:p text:style-name="P10"><text:span text:style-name="T30">F/B: </text:span><text:span text:style-name="T31">DLC toggle / </text:span><text:span text:style-name="T32">Countermeasures Dispense</text:span><text:span text:style-name="T33"> </text:span><text:span text:style-name="T34">(</text:span><text:span text:style-name="T35">for </text:span><text:span text:style-name="T37">countermeasures</text:span><text:span text:style-name="T35"> </text:span><text:span text:style-name="T36">consistency</text:span><text:span text:style-name="T35"> with other planes</text:span><text:span text:style-name="T34">)</text:span></text:p>
        </text:list-item>
        <text:list-item>
          <text:p text:style-name="P11"><text:span text:style-name="T30">S-</text:span><text:span text:style-name="T28">U: </text:span><text:span text:style-name="T29">Wing Sweep Auto</text:span></text:p>
        </text:list-item>
        <text:list-item>
          <text:p text:style-name="P11"><text:span text:style-name="T30">S-</text:span><text:span text:style-name="T28">D: </text:span><text:span text:style-name="T29">Wing Sweep Bomb</text:span></text:p>
        </text:list-item>
        <text:list-item>
          <text:p text:style-name="P12"><text:span text:style-name="T60">S-</text:span>F: Wing Sweep Forward</text:p>
        </text:list-item>
        <text:list-item>
          <text:p text:style-name="P12"><text:span text:style-name="T60">S-</text:span>B: Wing Sweep Aft</text:p>
        </text:list-item>
      </text:list>
      <text:p text:style-name="P2"><text:span text:style-name="T1">Top</text:span> <text:span text:style-name="T10">H</text:span>at <text:span text:style-name="T10">Ri</text:span>ng</text:p>
      <text:list xml:id="list3582679793" text:style-name="L2">
        <text:list-item>
          <text:p text:style-name="P26"><text:span text:style-name="T11">F/B</text:span><text:span text:style-name="T12">: --</text:span></text:p>
        </text:list-item>
      </text:list>
      <text:p text:style-name="P2"><text:span text:style-name="T1">Middle </text:span><text:span text:style-name="T10">H</text:span><text:span text:style-name="T1">at</text:span> -- <text:span text:style-name="T2">"</text:span>Comm<text:span text:style-name="T2">unications switch"</text:span></text:p>
      <text:list xml:id="list1923167684" text:style-name="L3">
        <text:list-item>
          <text:p text:style-name="P14">U: (SRS radio 1 PTT) <text:span text:style-name="T59">(</text:span><text:span text:style-name="T61">m</text:span><text:span text:style-name="T59">ust be mapped in DCS to: Mic Button UHF1 (ARC-159) SRS Only/No Menu)</text:span></text:p>
        </text:list-item>
        <text:list-item>
          <text:p text:style-name="P15">D: (SRS radio 2 PTT) <text:span text:style-name="T59">(</text:span><text:span text:style-name="T61">m</text:span><text:span text:style-name="T59">ust be mapped in DCS to: Mic Button UHF1 (ARC-182) SRS Only/No Menu)</text:span></text:p>
        </text:list-item>
        <text:list-item>
          <text:p text:style-name="P17">S-U: Radio 1 PTT (opens comms menu for radio 1)</text:p>
        </text:list-item>
        <text:list-item>
          <text:p text:style-name="P17">S-D: Radio 2 PTT (opens comms menu for radio 2)</text:p>
        </text:list-item>
        <text:list-item>
          <text:p text:style-name="P18">F: <text:span text:style-name="T3">Jester AI</text:span> menu open</text:p>
        </text:list-item>
        <text:list-item>
          <text:p text:style-name="P18">B: <text:span text:style-name="T3">Jester AI</text:span> menu close</text:p>
        </text:list-item>
      </text:list>
      <text:p text:style-name="P6"><text:span text:style-name="T4">B</text:span><text:span text:style-name="T5">ottom </text:span><text:span text:style-name="T7">H</text:span><text:span text:style-name="T5">at -- </text:span><text:span text:style-name="T6">"</text:span><text:span text:style-name="T5">Speed </text:span><text:span text:style-name="T6">B</text:span><text:span text:style-name="T5">rake </text:span><text:span text:style-name="T6">Switch"</text:span></text:p>
      <text:list xml:id="list2002645327" text:style-name="L4">
        <text:list-item>
          <text:p text:style-name="P19">F: Extend speedbrakes (keeps extending while held, stays open when you let go, <text:span text:style-name="T56">must be under ~0.75 Mach</text:span>)</text:p>
        </text:list-item>
        <text:list-item>
          <text:p text:style-name="P19">B: Retract speedbrakes (single press fully retracts)</text:p>
        </text:list-item>
      </text:list>
      <text:p text:style-name="P3"><text:span text:style-name="T1">F</text:span><text:span text:style-name="T8">ront </text:span><text:span text:style-name="T10">T</text:span><text:span text:style-name="T8">humb </text:span><text:span text:style-name="T10">B</text:span><text:span text:style-name="T8">utton</text:span></text:p>
      <text:list xml:id="list3549140432" text:style-name="L5">
        <text:list-item>
          <text:p text:style-name="P28"><text:span text:style-name="T43">P: </text:span><text:span text:style-name="T49">Toggle Auto Throttle</text:span></text:p>
        </text:list-item>
      </text:list>
      <text:p text:style-name="P6"><text:span text:style-name="T4">R</text:span><text:span text:style-name="T5">ear </text:span><text:span text:style-name="T7">T</text:span><text:span text:style-name="T5">humb </text:span><text:span text:style-name="T7">B</text:span><text:span text:style-name="T5">utton</text:span></text:p>
      <text:list xml:id="list560724129" text:style-name="L6">
        <text:list-item>
          <text:p text:style-name="P29"><text:span text:style-name="T41">P: </text:span><text:span text:style-name="T42">CAGE-SEAM button</text:span></text:p>
        </text:list-item>
      </text:list>
      <text:p text:style-name="P3"><text:span text:style-name="T1">B</text:span><text:span text:style-name="T8">ottom </text:span><text:span text:style-name="T10">T</text:span><text:span text:style-name="T8">humb </text:span><text:span text:style-name="T10">B</text:span><text:span text:style-name="T8">utton</text:span></text:p>
      <text:list xml:id="list3040245560" text:style-name="L7">
        <text:list-item>
          <text:p text:style-name="P30">P: <text:span text:style-name="T57">Right throttle to idle</text:span></text:p>
        </text:list-item>
        <text:list-item>
          <text:p text:style-name="P30">S-P: <text:span text:style-name="T57">Left throttle to idle</text:span></text:p>
        </text:list-item>
      </text:list>
      <text:p text:style-name="P3"><text:span text:style-name="T1">M</text:span><text:span text:style-name="T8">inistick -- </text:span><text:span text:style-name="T62">Jester target locking</text:span></text:p>
      <text:list xml:id="list460949199" text:style-name="L8">
        <text:list-item>
          <text:p text:style-name="P16">Axes: --</text:p>
        </text:list-item>
      </text:list>
      <text:list xml:id="list2302235481" text:style-name="L9">
        <text:list-item>
          <text:p text:style-name="P20">P: <text:span text:style-name="T62">Jester STT Lock Enemy Ahead</text:span></text:p>
        </text:list-item>
        <text:list-item>
          <text:p text:style-name="P22">S-P: Jester STT Lock Target Ahead</text:p>
        </text:list-item>
      </text:list>
      <text:p text:style-name="P1"><text:span text:style-name="T13">Middle </text:span><text:span text:style-name="T15">F</text:span><text:span text:style-name="T13">inger </text:span><text:span text:style-name="T15">H</text:span><text:span text:style-name="T13">at -- </text:span><text:span text:style-name="T18">PLM Button and Target Designate Switch (ACM modes, automatic lock on)</text:span></text:p>
      <text:list xml:id="list1275080989" text:style-name="L10">
        <text:list-item>
          <text:p text:style-name="P31"><text:span text:style-name="T42">P</text:span><text:span text:style-name="T43">: </text:span><text:span text:style-name="T42">PLM button </text:span><text:span text:style-name="T44">(Pilot Lockon Mode, press and hold to lock target at boresight within 5 nmi)</text:span></text:p>
        </text:list-item>
        <text:list-item>
          <text:p text:style-name="P23">U: Target designate up / VSL HI <text:span text:style-name="T53">(</text:span><text:span text:style-name="T54">Vertical Scan Lockon, 5 deg wide, +15 deg to +55 deg, </text:span><text:span text:style-name="T55">5 nmi)</text:span></text:p>
        </text:list-item>
        <text:list-item>
          <text:p text:style-name="P32"><text:span text:style-name="T42">D: Target designate down / VSL LO </text:span><text:span text:style-name="T44">(</text:span><text:span text:style-name="T51">Vertical Scan Lockon, 5 deg wide, -15 deg to +25 deg, </text:span><text:span text:style-name="T52">5 nmi)</text:span></text:p>
        </text:list-item>
        <text:list-item>
          <text:p text:style-name="P32"><text:span text:style-name="T45">R</text:span><text:span text:style-name="T42">: Target designate forward / PAL </text:span><text:span text:style-name="T44">(</text:span><text:span text:style-name="T51">Pilot Automatic Lockon, 20 deg </text:span><text:span text:style-name="T52">wide</text:span><text:span text:style-name="T51"> 8-bar scan, 15 nm</text:span><text:span text:style-name="T52">)</text:span></text:p>
        </text:list-item>
        <text:list-item>
          <text:p text:style-name="P25">L: --</text:p>
        </text:list-item>
      </text:list>
      <text:p text:style-name="P8">Jester AI controls with shift (see also Ministick)</text:p>
      <text:list xml:id="list2586135878" text:style-name="L11">
        <text:list-item>
          <text:p text:style-name="P33"><text:span text:style-name="T38">S-U: TID Range </text:span><text:span text:style-name="T40">50</text:span></text:p>
        </text:list-item>
        <text:list-item>
          <text:p text:style-name="P33"><text:span text:style-name="T38">S-D: TID Range </text:span><text:span text:style-name="T39">25</text:span></text:p>
        </text:list-item>
        <text:list-item>
          <text:p text:style-name="P13">S-P: TID Range Auto</text:p>
        </text:list-item>
        <text:list-item>
          <text:p text:style-name="P13">S-L: RWS Mode</text:p>
        </text:list-item>
        <text:list-item>
          <text:p text:style-name="P13">S-R: TWS Mode</text:p>
        </text:list-item>
      </text:list>
      <text:p text:style-name="P3"><text:span text:style-name="T1">Ring </text:span><text:span text:style-name="T10">F</text:span><text:span text:style-name="T1">inger </text:span><text:span text:style-name="T10">S</text:span><text:span text:style-name="T8">lider</text:span></text:p>
      <text:list xml:id="list3747236836" text:style-name="L12">
        <text:list-item>
          <text:p text:style-name="P21">U/D: --</text:p>
        </text:list-item>
      </text:list>
      <text:p text:style-name="P1"><text:span text:style-name="T13">P</text:span><text:span text:style-name="T14">inky </text:span><text:span text:style-name="T15">S</text:span><text:span text:style-name="T13">witch</text:span><text:span text:style-name="T14"> -- </text:span><text:span text:style-name="T17">Autopilot </text:span><text:span text:style-name="T25">and SAS</text:span></text:p>
      <text:list xml:id="list1046045012" text:style-name="L13">
        <text:list-item>
          <text:p text:style-name="P34"><text:span text:style-name="T43">P: </text:span><text:span text:style-name="T42">Autopilot toggle</text:span></text:p>
        </text:list-item>
        <text:list-item>
          <text:p text:style-name="P24">U: Autopilot Heading toggle on</text:p>
        </text:list-item>
        <text:list-item>
          <text:p text:style-name="P24">D: Autopilot Altitude hold toggle</text:p>
        </text:list-item>
        <text:list-item>
          <text:p text:style-name="P24">S-P: AFCS Yaw Stabilization toggle</text:p>
        </text:list-item>
        <text:list-item>
          <text:p text:style-name="P24">S-U: AFCS Pitch Stabilization toggle</text:p>
        </text:list-item>
        <text:list-item>
          <text:p text:style-name="P24">S-D: AFCS Roll Stabilization toggle</text:p>
        </text:list-item>
      </text:list>
      <text:p text:style-name="P2"><text:span text:style-name="T1">P</text:span>inky <text:span text:style-name="T10">B</text:span>utton</text:p>
      <text:list xml:id="list2737767044" text:style-name="L14">
        <text:list-item>
          <text:p text:style-name="P35"><text:span text:style-name="T41">P: </text:span><text:span text:style-name="T50">--</text:span></text:p>
        </text:list-item>
      </text:list>
      <text:p text:style-name="P6"><text:span text:style-name="T5">Pinky </text:span><text:span text:style-name="T7">W</text:span><text:span text:style-name="T5">heel</text:span></text:p>
      <text:list xml:id="list4258536429" text:style-name="L15">
        <text:list-item>
          <text:p text:style-name="P27"><text:span text:style-name="T11">F/B</text:span><text:span text:style-name="T12">: --</text:span></text:p>
        </text:list-item>
        <text:list-item>
          <text:p text:style-name="P36"><text:span text:style-name="T43">P: Exterior lights </text:span><text:span text:style-name="T42">master switch</text:span></text:p>
        </text:list-item>
      </text:list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1-10-20T21:14:09.036000000</dc:date>
    <meta:editing-duration>PT4H16M37S</meta:editing-duration>
    <meta:editing-cycles>50</meta:editing-cycles>
    <meta:generator>LibreOffice/7.0.3.1$Windows_X86_64 LibreOffice_project/d7547858d014d4cf69878db179d326fc3483e082</meta:generator>
    <meta:document-statistic meta:table-count="0" meta:image-count="1" meta:object-count="0" meta:page-count="1" meta:paragraph-count="57" meta:word-count="412" meta:character-count="2091" meta:non-whitespace-character-count="1777"/>
  </office:meta>
</office:document-meta>
</file>